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40a9" officeooo:paragraph-rsid="000040a9"/>
    </style:style>
    <style:style style:name="P2" style:family="paragraph" style:parent-style-name="Standard" style:list-style-name="L1">
      <style:text-properties officeooo:rsid="000040a9" officeooo:paragraph-rsid="000040a9"/>
    </style:style>
    <style:style style:name="P3" style:family="paragraph" style:parent-style-name="Standard" style:list-style-name="L2">
      <style:text-properties officeooo:rsid="000040a9" officeooo:paragraph-rsid="000040a9"/>
    </style:style>
    <style:style style:name="P4" style:family="paragraph" style:parent-style-name="Standard" style:list-style-name="L2">
      <style:text-properties officeooo:rsid="000040a9" officeooo:paragraph-rsid="00032be7"/>
    </style:style>
    <style:style style:name="P5" style:family="paragraph" style:parent-style-name="Standard" style:list-style-name="L3">
      <style:text-properties officeooo:rsid="000040a9" officeooo:paragraph-rsid="000040a9"/>
    </style:style>
    <style:style style:name="T1" style:family="text">
      <style:text-properties officeooo:rsid="000040a9"/>
    </style:style>
    <style:style style:name="T2" style:family="text">
      <style:text-properties officeooo:rsid="00032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Thesis Structure</text:span></text:p>
      <text:p text:style-name="Standard"/>
      <text:p text:style-name="P1">Introduction</text:p>
      <text:p text:style-name="P1"/>
      <text:p text:style-name="P1"/>
      <text:p text:style-name="P1">Background</text:p>
      <text:p text:style-name="P1"/>
      <text:p text:style-name="P1">1 – General Background – Cosmic Rays</text:p>
      <text:p text:style-name="P1"/>
      <text:list xml:id="list1384487812911616736" text:style-name="L1">
        <text:list-item>
          <text:p text:style-name="P2">What is a cosmic ray</text:p>
        </text:list-item>
        <text:list-item>
          <text:p text:style-name="P2">How do we know they exist? How did we work this out (note – details of detection tech specs later)</text:p>
        </text:list-item>
        <text:list-item>
          <text:p text:style-name="P2">Energy spectrum and mass composition (What we know from our existing methods)</text:p>
        </text:list-item>
        <text:list-item>
          <text:p text:style-name="P2">How we think cosmic rays originate (astrophysical source and production methods)? Where are the gaps in our knowledge?</text:p>
        </text:list-item>
      </text:list>
      <text:p text:style-name="P1"/>
      <text:p text:style-name="P1">2 – Technical Background – Detection of Cosmic Rays</text:p>
      <text:list xml:id="list2715147386302173391" text:style-name="L2">
        <text:list-item>
          <text:p text:style-name="P4">How cosmic rays interact with the atmosphere, particles produced, shower shape, <text:span text:style-name="T2">fluorescent</text:span> production, atmospheric properties, light, particle <text:span text:style-name="T2">propagation</text:span></text:p>
        </text:list-item>
        <text:list-item>
          <text:p text:style-name="P3">All the juicy technical stuff!</text:p>
        </text:list-item>
        <text:list-item>
          <text:p text:style-name="P3">History of detectors</text:p>
        </text:list-item>
        <text:list-item>
          <text:p text:style-name="P3">Principles of detection</text:p>
        </text:list-item>
        <text:list-item>
          <text:p text:style-name="P3">How detectors work</text:p>
        </text:list-item>
        <text:list-item>
          <text:p text:style-name="P3">Interaction with NSB, atmosphere for indirect detection</text:p>
        </text:list-item>
      </text:list>
      <text:p text:style-name="P1"/>
      <text:p text:style-name="P1">3 – Pierre Auger</text:p>
      <text:list xml:id="list5992247623866695206" text:style-name="L3">
        <text:list-item>
          <text:p text:style-name="P5">History and background of the Pierre Auger observatory</text:p>
        </text:list-item>
        <text:list-item>
          <text:p text:style-name="P5">Objectives of the Pierre Auger observatory</text:p>
        </text:list-item>
        <text:list-item>
          <text:p text:style-name="P5">Technical stuff about how this works</text:p>
        </text:list-item>
        <text:list-item>
          <text:p text:style-name="P5">Future and current upgrades</text:p>
        </text:list-item>
        <text:list-item>
          <text:p text:style-name="P5">Where your research fits in</text:p>
        </text:list-item>
      </text:list>
      <text:p text:style-name="P1"/>
      <text:p text:style-name="P1">4 – Chapter conclusion – talk about where your research fits in</text:p>
      <text:p text:style-name="P1"/>
      <text:p text:style-name="P1">Research project :</text:p>
      <text:p text:style-name="P1"/>
      <text:p text:style-name="P1">1 – Design</text:p>
      <text:p text:style-name="P1"/>
      <text:p text:style-name="P1">2 – Conducting the research</text:p>
      <text:p text:style-name="P1"/>
      <text:p text:style-name="P1">3 - Fin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34:45.421254160</meta:creation-date>
    <dc:date>2018-07-09T13:06:47.367035636</dc:date>
    <meta:editing-duration>PT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78" meta:character-count="1087" meta:non-whitespace-character-count="939"/>
  </office:meta>
</office:document-meta>
</file>